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44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9">
      <style:table-cell-properties fo:background-color="#b2b2b2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studentó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16118"/>
        <table:table-column table:style-name="co8" table:number-columns-repeated="22"/>
        <table:table-row table:style-name="ro1">
          <table:table-cell office:value-type="string" calcext:value-type="string">
            <text:p>PiBJ P1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6" office:value-type="string" calcext:value-type="string">
            <text:p>19.03</text:p>
          </table:table-cell>
          <table:table-cell table:style-name="ce13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506@student.pg.edu.pl</text:p>
          </table:table-cell>
          <table:table-cell table:style-name="ce14" office:value-type="float" office:value="210451" calcext:value-type="float">
            <text:p>210451</text:p>
          </table:table-cell>
          <table:table-cell table:style-name="ce14" office:value-type="string" calcext:value-type="string">
            <text:p>Bartosz</text:p>
          </table:table-cell>
          <table:table-cell table:style-name="ce14" office:value-type="string" calcext:value-type="string">
            <text:p>Balewski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79@student.pg.edu.pl</text:p>
          </table:table-cell>
          <table:table-cell table:style-name="ce15" office:value-type="float" office:value="210361" calcext:value-type="float">
            <text:p>210361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Biernacki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14" office:value-type="float" office:value="210184" calcext:value-type="float">
            <text:p>210184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Boroch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15" office:value-type="float" office:value="210111" calcext:value-type="float">
            <text:p>210111</text:p>
          </table:table-cell>
          <table:table-cell table:style-name="ce15" office:value-type="string" calcext:value-type="string">
            <text:p>Dobrawa</text:p>
          </table:table-cell>
          <table:table-cell table:style-name="ce15" office:value-type="string" calcext:value-type="string">
            <text:p>Bukowska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14" office:value-type="float" office:value="211624" calcext:value-type="float">
            <text:p>211624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Chodarcewicz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15" office:value-type="float" office:value="210525" calcext:value-type="float">
            <text:p>21052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Częcze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14" office:value-type="float" office:value="200732" calcext:value-type="float">
            <text:p>200732</text:p>
          </table:table-cell>
          <table:table-cell table:style-name="ce14" office:value-type="string" calcext:value-type="string">
            <text:p>Maciej</text:p>
          </table:table-cell>
          <table:table-cell table:style-name="ce14" office:value-type="string" calcext:value-type="string">
            <text:p>Dembek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15" office:value-type="float" office:value="210551" calcext:value-type="float">
            <text:p>210551</text:p>
          </table:table-cell>
          <table:table-cell table:style-name="ce15" office:value-type="string" calcext:value-type="string">
            <text:p>Dominik</text:p>
          </table:table-cell>
          <table:table-cell table:style-name="ce15" office:value-type="string" calcext:value-type="string">
            <text:p>Dembler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14" office:value-type="float" office:value="210215" calcext:value-type="float">
            <text:p>210215</text:p>
          </table:table-cell>
          <table:table-cell table:style-name="ce14" office:value-type="string" calcext:value-type="string">
            <text:p>Karolina</text:p>
          </table:table-cell>
          <table:table-cell table:style-name="ce14" office:value-type="string" calcext:value-type="string">
            <text:p>Dębska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15" office:value-type="float" office:value="210321" calcext:value-type="float">
            <text:p>210321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Fabisia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182891@student.pg.edu.pl</text:p>
          </table:table-cell>
          <table:table-cell table:style-name="ce14" office:value-type="float" office:value="204854" calcext:value-type="float">
            <text:p>204854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Januszewski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59@student.pg.edu.pl</text:p>
          </table:table-cell>
          <table:table-cell table:style-name="ce15" office:value-type="float" office:value="210145" calcext:value-type="float">
            <text:p>210145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Jażdżewski</text:p>
          </table:table-cell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14" office:value-type="float" office:value="210385" calcext:value-type="float">
            <text:p>210385</text:p>
          </table:table-cell>
          <table:table-cell table:style-name="ce14" office:value-type="string" calcext:value-type="string">
            <text:p>Maksymilian</text:p>
          </table:table-cell>
          <table:table-cell table:style-name="ce14" office:value-type="string" calcext:value-type="string">
            <text:p>Jóźwicki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15" office:value-type="float" office:value="209971" calcext:value-type="float">
            <text:p>209971</text:p>
          </table:table-cell>
          <table:table-cell table:style-name="ce15" office:value-type="string" calcext:value-type="string">
            <text:p>Julita</text:p>
          </table:table-cell>
          <table:table-cell table:style-name="ce15" office:value-type="string" calcext:value-type="string">
            <text:p>Kacprza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14" office:value-type="float" office:value="210382" calcext:value-type="float">
            <text:p>210382</text:p>
          </table:table-cell>
          <table:table-cell table:style-name="ce14" office:value-type="string" calcext:value-type="string">
            <text:p>Eryk</text:p>
          </table:table-cell>
          <table:table-cell table:style-name="ce14" office:value-type="string" calcext:value-type="string">
            <text:p>Kanikowski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15" office:value-type="float" office:value="210510" calcext:value-type="float">
            <text:p>210510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Kosowski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14" office:value-type="float" office:value="210518" calcext:value-type="float">
            <text:p>210518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Kotłowska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15" office:value-type="float" office:value="210204" calcext:value-type="float">
            <text:p>210204</text:p>
          </table:table-cell>
          <table:table-cell table:style-name="ce15" office:value-type="string" calcext:value-type="string">
            <text:p>Zofia</text:p>
          </table:table-cell>
          <table:table-cell table:style-name="ce15" office:value-type="string" calcext:value-type="string">
            <text:p>Kowalczy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14" office:value-type="float" office:value="211619" calcext:value-type="float">
            <text:p>211619</text:p>
          </table:table-cell>
          <table:table-cell table:style-name="ce14" office:value-type="string" calcext:value-type="string">
            <text:p>Lena</text:p>
          </table:table-cell>
          <table:table-cell table:style-name="ce14" office:value-type="string" calcext:value-type="string">
            <text:p>Mańkucka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712@student.pg.edu.pl</text:p>
          </table:table-cell>
          <table:table-cell table:style-name="ce15" office:value-type="float" office:value="210761" calcext:value-type="float">
            <text:p>210761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Zakrzewski</text:p>
          </table:table-cell>
          <table:table-cell table:style-name="ce15" table:formula="of:=SUM([.F21:.M21])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26.02" calcext:value-type="float">
            <text:p>26.02</text:p>
          </table:table-cell>
          <table:table-cell table:style-name="ce16" office:value-type="string" calcext:value-type="string">
            <text:p>12.03</text:p>
          </table:table-cell>
          <table:table-cell table:style-name="ce13" office:value-type="float" office:value="9.04" calcext:value-type="float">
            <text:p>9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31@student.pg.edu.pl</text:p>
          </table:table-cell>
          <table:table-cell table:style-name="ce14" office:value-type="float" office:value="210231" calcext:value-type="float">
            <text:p>210231</text:p>
          </table:table-cell>
          <table:table-cell table:style-name="ce14" office:value-type="string" calcext:value-type="string">
            <text:p>Urszula</text:p>
          </table:table-cell>
          <table:table-cell table:style-name="ce14" office:value-type="string" calcext:value-type="string">
            <text:p>Kus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42@student.pg.edu.pl</text:p>
          </table:table-cell>
          <table:table-cell table:style-name="ce15" office:value-type="float" office:value="210142" calcext:value-type="float">
            <text:p>210142</text:p>
          </table:table-cell>
          <table:table-cell table:style-name="ce15" office:value-type="string" calcext:value-type="string">
            <text:p>Kalina</text:p>
          </table:table-cell>
          <table:table-cell table:style-name="ce15" office:value-type="string" calcext:value-type="string">
            <text:p>Kuźm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14" office:value-type="float" office:value="210524" calcext:value-type="float">
            <text:p>210524</text:p>
          </table:table-cell>
          <table:table-cell table:style-name="ce14" office:value-type="string" calcext:value-type="string">
            <text:p>Gabriel</text:p>
          </table:table-cell>
          <table:table-cell table:style-name="ce14" office:value-type="string" calcext:value-type="string">
            <text:p>Kwiatk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15" office:value-type="float" office:value="210308" calcext:value-type="float">
            <text:p>210308</text:p>
          </table:table-cell>
          <table:table-cell table:style-name="ce15" office:value-type="string" calcext:value-type="string">
            <text:p>Szymon</text:p>
          </table:table-cell>
          <table:table-cell table:style-name="ce15" office:value-type="string" calcext:value-type="string">
            <text:p>Leszczewicz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14" office:value-type="float" office:value="205649" calcext:value-type="float">
            <text:p>205649</text:p>
          </table:table-cell>
          <table:table-cell table:style-name="ce14" office:value-type="string" calcext:value-type="string">
            <text:p>Antonina</text:p>
          </table:table-cell>
          <table:table-cell table:style-name="ce14" office:value-type="string" calcext:value-type="string">
            <text:p>Łaszkiewi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15" office:value-type="float" office:value="210536" calcext:value-type="float">
            <text:p>210536</text:p>
          </table:table-cell>
          <table:table-cell table:style-name="ce15" office:value-type="string" calcext:value-type="string">
            <text:p>Hanna</text:p>
          </table:table-cell>
          <table:table-cell table:style-name="ce15" office:value-type="string" calcext:value-type="string">
            <text:p>Marcza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14" office:value-type="float" office:value="210277" calcext:value-type="float">
            <text:p>210277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Matec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15" office:value-type="float" office:value="210414" calcext:value-type="float">
            <text:p>210414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Melcer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14" office:value-type="float" office:value="210090" calcext:value-type="float">
            <text:p>210090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Michalak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15" office:value-type="float" office:value="210063" calcext:value-type="float">
            <text:p>210063</text:p>
          </table:table-cell>
          <table:table-cell table:style-name="ce15" office:value-type="string" calcext:value-type="string">
            <text:p>Amelia</text:p>
          </table:table-cell>
          <table:table-cell table:style-name="ce15" office:value-type="string" calcext:value-type="string">
            <text:p>Milcz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14" office:value-type="float" office:value="210319" calcext:value-type="float">
            <text:p>210319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Miodusz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15" office:value-type="float" office:value="210533" calcext:value-type="float">
            <text:p>210533</text:p>
          </table:table-cell>
          <table:table-cell table:style-name="ce15" office:value-type="string" calcext:value-type="string">
            <text:p>Jan</text:p>
          </table:table-cell>
          <table:table-cell table:style-name="ce15" office:value-type="string" calcext:value-type="string">
            <text:p>Niebyl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14" office:value-type="float" office:value="210015" calcext:value-type="float">
            <text:p>210015</text:p>
          </table:table-cell>
          <table:table-cell table:style-name="ce14" office:value-type="string" calcext:value-type="string">
            <text:p>Hanna</text:p>
          </table:table-cell>
          <table:table-cell table:style-name="ce14" office:value-type="string" calcext:value-type="string">
            <text:p>Obsz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15" office:value-type="float" office:value="210251" calcext:value-type="float">
            <text:p>210251</text:p>
          </table:table-cell>
          <table:table-cell table:style-name="ce15" office:value-type="string" calcext:value-type="string">
            <text:p>Mateusz</text:p>
          </table:table-cell>
          <table:table-cell table:style-name="ce15" office:value-type="string" calcext:value-type="string">
            <text:p>Olsze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14" office:value-type="float" office:value="211186" calcext:value-type="float">
            <text:p>211186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Radoj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509@student.pg.edu.pl</text:p>
          </table:table-cell>
          <table:table-cell table:style-name="ce15" office:value-type="float" office:value="205509" calcext:value-type="float">
            <text:p>205509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Radomski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14" office:value-type="float" office:value="210032" calcext:value-type="float">
            <text:p>210032</text:p>
          </table:table-cell>
          <table:table-cell table:style-name="ce14" office:value-type="string" calcext:value-type="string">
            <text:p>Weronika</text:p>
          </table:table-cell>
          <table:table-cell table:style-name="ce14" office:value-type="string" calcext:value-type="string">
            <text:p>Róż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32@student.pg.edu.pl</text:p>
          </table:table-cell>
          <table:table-cell table:style-name="ce15" office:value-type="float" office:value="210132" calcext:value-type="float">
            <text:p>210132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Rychert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3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3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46@student.pg.edu.pl</text:p>
          </table:table-cell>
          <table:table-cell table:style-name="ce14" office:value-type="float" office:value="205246" calcext:value-type="float">
            <text:p>205246</text:p>
          </table:table-cell>
          <table:table-cell table:style-name="ce14" office:value-type="string" calcext:value-type="string">
            <text:p>Zofia</text:p>
          </table:table-cell>
          <table:table-cell table:style-name="ce14" office:value-type="string" calcext:value-type="string">
            <text:p>Jabło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0364@student.pg.edu.pl</text:p>
          </table:table-cell>
          <table:table-cell table:style-name="ce15" office:value-type="float" office:value="200364" calcext:value-type="float">
            <text:p>200364</text:p>
          </table:table-cell>
          <table:table-cell table:style-name="ce15" office:value-type="string" calcext:value-type="string">
            <text:p>Krystian</text:p>
          </table:table-cell>
          <table:table-cell table:style-name="ce15" office:value-type="string" calcext:value-type="string">
            <text:p>Mróz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14" office:value-type="float" office:value="210265" calcext:value-type="float">
            <text:p>210265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ikor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15" office:value-type="float" office:value="210268" calcext:value-type="float">
            <text:p>210268</text:p>
          </table:table-cell>
          <table:table-cell table:style-name="ce15" office:value-type="string" calcext:value-type="string">
            <text:p>Stanisław</text:p>
          </table:table-cell>
          <table:table-cell table:style-name="ce15" office:value-type="string" calcext:value-type="string">
            <text:p>Sulik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4@student.pg.edu.pl</text:p>
          </table:table-cell>
          <table:table-cell table:style-name="ce14" office:value-type="float" office:value="209964" calcext:value-type="float">
            <text:p>209964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Sumarowski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15" office:value-type="float" office:value="210135" calcext:value-type="float">
            <text:p>21013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Szczepa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14" office:value-type="float" office:value="210203" calcext:value-type="float">
            <text:p>210203</text:p>
          </table:table-cell>
          <table:table-cell table:style-name="ce14" office:value-type="string" calcext:value-type="string">
            <text:p>Zuzanna</text:p>
          </table:table-cell>
          <table:table-cell table:style-name="ce14" office:value-type="string" calcext:value-type="string">
            <text:p>Szumańsk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180@student.pg.edu.pl</text:p>
          </table:table-cell>
          <table:table-cell table:style-name="ce15" office:value-type="float" office:value="205180" calcext:value-type="float">
            <text:p>205180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Szyc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14" office:value-type="float" office:value="210271" calcext:value-type="float">
            <text:p>210271</text:p>
          </table:table-cell>
          <table:table-cell table:style-name="ce14" office:value-type="string" calcext:value-type="string">
            <text:p>Natalia</text:p>
          </table:table-cell>
          <table:table-cell table:style-name="ce14" office:value-type="string" calcext:value-type="string">
            <text:p>Topore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15" office:value-type="float" office:value="210329" calcext:value-type="float">
            <text:p>210329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Toru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14" office:value-type="float" office:value="210034" calcext:value-type="float">
            <text:p>210034</text:p>
          </table:table-cell>
          <table:table-cell table:style-name="ce14" office:value-type="string" calcext:value-type="string">
            <text:p>Magdalena</text:p>
          </table:table-cell>
          <table:table-cell table:style-name="ce14" office:value-type="string" calcext:value-type="string">
            <text:p>Tra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15" office:value-type="float" office:value="210593" calcext:value-type="float">
            <text:p>210593</text:p>
          </table:table-cell>
          <table:table-cell table:style-name="ce15" office:value-type="string" calcext:value-type="string">
            <text:p>Bartosz</text:p>
          </table:table-cell>
          <table:table-cell table:style-name="ce15" office:value-type="string" calcext:value-type="string">
            <text:p>Tybur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14" office:value-type="float" office:value="210498" calcext:value-type="float">
            <text:p>210498</text:p>
          </table:table-cell>
          <table:table-cell table:style-name="ce14" office:value-type="string" calcext:value-type="string">
            <text:p>Eliza</text:p>
          </table:table-cell>
          <table:table-cell table:style-name="ce14" office:value-type="string" calcext:value-type="string">
            <text:p>Wąsi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15" office:value-type="float" office:value="211180" calcext:value-type="float">
            <text:p>211180</text:p>
          </table:table-cell>
          <table:table-cell table:style-name="ce15" office:value-type="string" calcext:value-type="string">
            <text:p>Olivia</text:p>
          </table:table-cell>
          <table:table-cell table:style-name="ce15" office:value-type="string" calcext:value-type="string">
            <text:p>Wesołowsk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14" office:value-type="float" office:value="210086" calcext:value-type="float">
            <text:p>210086</text:p>
          </table:table-cell>
          <table:table-cell table:style-name="ce14" office:value-type="string" calcext:value-type="string">
            <text:p>Dawid</text:p>
          </table:table-cell>
          <table:table-cell table:style-name="ce14" office:value-type="string" calcext:value-type="string">
            <text:p>Wesoł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15" office:value-type="float" office:value="210402" calcext:value-type="float">
            <text:p>210402</text:p>
          </table:table-cell>
          <table:table-cell table:style-name="ce15" office:value-type="string" calcext:value-type="string">
            <text:p>Damian</text:p>
          </table:table-cell>
          <table:table-cell table:style-name="ce15" office:value-type="string" calcext:value-type="string">
            <text:p>Wiś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14" office:value-type="float" office:value="210534" calcext:value-type="float">
            <text:p>210534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Wołoszyn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15" office:value-type="float" office:value="210371" calcext:value-type="float">
            <text:p>210371</text:p>
          </table:table-cell>
          <table:table-cell table:style-name="ce15" office:value-type="string" calcext:value-type="string">
            <text:p>Magdalena</text:p>
          </table:table-cell>
          <table:table-cell table:style-name="ce15" office:value-type="string" calcext:value-type="string">
            <text:p>Wróblewsk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14" office:value-type="float" office:value="210398" calcext:value-type="float">
            <text:p>210398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Zabor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15" office:value-type="float" office:value="210289" calcext:value-type="float">
            <text:p>210289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Za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 table:number-rows-repeated="2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OiKM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31.03" calcext:value-type="float">
            <text:p>31.03</text:p>
          </table:table-cell>
          <table:table-cell table:style-name="ce13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92@student.pg.edu.pl</text:p>
          </table:table-cell>
          <table:table-cell table:style-name="ce14" office:value-type="float" office:value="205292" calcext:value-type="float">
            <text:p>205292</text:p>
          </table:table-cell>
          <table:table-cell table:style-name="ce14" office:value-type="string" calcext:value-type="string">
            <text:p>Szymon</text:p>
          </table:table-cell>
          <table:table-cell table:style-name="ce14" office:value-type="string" calcext:value-type="string">
            <text:p>Dołgań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067@student.pg.edu.pl</text:p>
          </table:table-cell>
          <table:table-cell table:style-name="ce15" office:value-type="float" office:value="210067" calcext:value-type="float">
            <text:p>210067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Gospodarek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617@student.pg.edu.pl</text:p>
          </table:table-cell>
          <table:table-cell table:style-name="ce14" office:value-type="float" office:value="210617" calcext:value-type="float">
            <text:p>210617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Grabowski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867@student.pg.edu.pl</text:p>
          </table:table-cell>
          <table:table-cell table:style-name="ce15" office:value-type="float" office:value="205867" calcext:value-type="float">
            <text:p>205867</text:p>
          </table:table-cell>
          <table:table-cell table:style-name="ce15" office:value-type="string" calcext:value-type="string">
            <text:p>Maksymilian</text:p>
          </table:table-cell>
          <table:table-cell table:style-name="ce15" office:value-type="string" calcext:value-type="string">
            <text:p>Grabowski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70@student.pg.edu.pl</text:p>
          </table:table-cell>
          <table:table-cell table:style-name="ce14" office:value-type="float" office:value="209970" calcext:value-type="float">
            <text:p>209970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Gradoń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742@student.pg.edu.pl</text:p>
          </table:table-cell>
          <table:table-cell table:style-name="ce15" office:value-type="float" office:value="204742" calcext:value-type="float">
            <text:p>204742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Gryszyn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440@student.pg.edu.pl</text:p>
          </table:table-cell>
          <table:table-cell table:style-name="ce14" office:value-type="float" office:value="205440" calcext:value-type="float">
            <text:p>205440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Grzywi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59@student.pg.edu.pl</text:p>
          </table:table-cell>
          <table:table-cell table:style-name="ce15" office:value-type="float" office:value="210259" calcext:value-type="float">
            <text:p>210259</text:p>
          </table:table-cell>
          <table:table-cell table:style-name="ce15" office:value-type="string" calcext:value-type="string">
            <text:p>Norbert</text:p>
          </table:table-cell>
          <table:table-cell table:style-name="ce15" office:value-type="string" calcext:value-type="string">
            <text:p>Halicki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462@student.pg.edu.pl</text:p>
          </table:table-cell>
          <table:table-cell table:style-name="ce14" office:value-type="float" office:value="210462" calcext:value-type="float">
            <text:p>210462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Hamela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387@student.pg.edu.pl</text:p>
          </table:table-cell>
          <table:table-cell table:style-name="ce15" office:value-type="float" office:value="210387" calcext:value-type="float">
            <text:p>210387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Henszel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85@student.pg.edu.pl</text:p>
          </table:table-cell>
          <table:table-cell table:style-name="ce14" office:value-type="float" office:value="210185" calcext:value-type="float">
            <text:p>210185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Jackowska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93@student.pg.edu.pl</text:p>
          </table:table-cell>
          <table:table-cell table:style-name="ce15" office:value-type="float" office:value="210293" calcext:value-type="float">
            <text:p>210293</text:p>
          </table:table-cell>
          <table:table-cell table:style-name="ce15" office:value-type="string" calcext:value-type="string">
            <text:p>Antonina</text:p>
          </table:table-cell>
          <table:table-cell table:style-name="ce15" office:value-type="string" calcext:value-type="string">
            <text:p>Jarzyńska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823@student.pg.edu.pl</text:p>
          </table:table-cell>
          <table:table-cell table:style-name="ce14" office:value-type="float" office:value="211823" calcext:value-type="float">
            <text:p>211823</text:p>
          </table:table-cell>
          <table:table-cell table:style-name="ce14" office:value-type="string" calcext:value-type="string">
            <text:p>Bartłomiej</text:p>
          </table:table-cell>
          <table:table-cell table:style-name="ce14" office:value-type="string" calcext:value-type="string">
            <text:p>Kalicki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114@student.pg.edu.pl</text:p>
          </table:table-cell>
          <table:table-cell table:style-name="ce15" office:value-type="float" office:value="211114" calcext:value-type="float">
            <text:p>211114</text:p>
          </table:table-cell>
          <table:table-cell table:style-name="ce15" office:value-type="string" calcext:value-type="string">
            <text:p>Małgorzata</text:p>
          </table:table-cell>
          <table:table-cell table:style-name="ce15" office:value-type="string" calcext:value-type="string">
            <text:p>Kaliszewska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93@student.pg.edu.pl</text:p>
          </table:table-cell>
          <table:table-cell table:style-name="ce14" office:value-type="float" office:value="209993" calcext:value-type="float">
            <text:p>209993</text:p>
          </table:table-cell>
          <table:table-cell table:style-name="ce14" office:value-type="string" calcext:value-type="string">
            <text:p>Hubert</text:p>
          </table:table-cell>
          <table:table-cell table:style-name="ce14" office:value-type="string" calcext:value-type="string">
            <text:p>Karasiewicz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181@student.pg.edu.pl</text:p>
          </table:table-cell>
          <table:table-cell table:style-name="ce15" office:value-type="float" office:value="209181" calcext:value-type="float">
            <text:p>209181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Klonecki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993@student.pg.edu.pl</text:p>
          </table:table-cell>
          <table:table-cell table:style-name="ce14" office:value-type="float" office:value="204993" calcext:value-type="float">
            <text:p>204993</text:p>
          </table:table-cell>
          <table:table-cell table:style-name="ce14" office:value-type="string" calcext:value-type="string">
            <text:p>Sebastian</text:p>
          </table:table-cell>
          <table:table-cell table:style-name="ce14" office:value-type="string" calcext:value-type="string">
            <text:p>Kłodda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669@student.pg.edu.pl</text:p>
          </table:table-cell>
          <table:table-cell table:style-name="ce15" office:value-type="float" office:value="204669" calcext:value-type="float">
            <text:p>2046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Kołodziński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207@student.pg.edu.pl</text:p>
          </table:table-cell>
          <table:table-cell table:style-name="ce14" office:value-type="float" office:value="199207" calcext:value-type="float">
            <text:p>199207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Kucharek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583@student.pg.edu.pl</text:p>
          </table:table-cell>
          <table:table-cell table:style-name="ce15" office:value-type="float" office:value="211583" calcext:value-type="float">
            <text:p>211583</text:p>
          </table:table-cell>
          <table:table-cell table:style-name="ce15" office:value-type="string" calcext:value-type="string">
            <text:p>Julia</text:p>
          </table:table-cell>
          <table:table-cell table:style-name="ce15" office:value-type="string" calcext:value-type="string">
            <text:p>Kuczkowska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469@student.pg.edu.pl</text:p>
          </table:table-cell>
          <table:table-cell table:style-name="ce15" office:value-type="float" office:value="199469" calcext:value-type="float">
            <text:p>1994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Rabcewicz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 table:number-rows-repeated="1048473">
          <table:table-cell table:number-columns-repeated="244"/>
          <table:table-cell table:style-name="ce12" table:number-columns-repeated="16140"/>
        </table:table-row>
        <table:table-row table:style-name="ro2" table:number-rows-repeated="15">
          <table:table-cell table:number-columns-repeated="244"/>
          <table:table-cell table:style-name="ce12" table:number-columns-repeated="16140"/>
        </table:table-row>
        <table:table-row table:style-name="ro2">
          <table:table-cell table:number-columns-repeated="244"/>
          <table:table-cell table:style-name="ce12" table:number-columns-repeated="16140"/>
        </table:table-row>
        <table:named-expressions>
          <table:named-expression table:name="Excel_BuiltIn_Print_Area" table:base-cell-address="$Lista_studentów.$A$1" table:expression="&quot;&quot;&quot;(#REF!;[$'Lista studentów'.$C$2:.$M$22])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9">
      <number:day number:style="long"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.499cm" fo:margin-left="1.9cm" fo:margin-right="1.9cm" style:print-page-order="ltr" style:first-page-number="continue" style:scale-to="12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1:35:11.93041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/>
    <meta:creation-date>2026-03-12T12:01:32Z</meta:creation-date>
    <dc:date>2026-04-09T11:36:26.939350400</dc:date>
    <meta:editing-cycles>77</meta:editing-cycles>
    <meta:editing-duration>PT4M11S</meta:editing-duration>
    <meta:document-statistic meta:table-count="1" meta:cell-count="481" meta:object-count="0"/>
  </office:meta>
</office:document-meta>
</file>